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8" style:family="paragraph" style:parent-style-name="Heading_20_4">
      <style:text-properties officeooo:paragraph-rsid="01629501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586f14"/>
    </style:style>
    <style:style style:name="T10" style:family="text">
      <style:text-properties officeooo:rsid="0159cc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8" text:outline-level="4"><text:span text:style-name="profile_5f_projects-history_5f_project-period"><text:span text:style-name="T5">{d[i].projects[k].period.start:show(.start):formatD('MM/YYYY')}{d[i].projects[k].period.start:diffD(.end,month):ifNE(0):show(' – '):elseShow()}{d[i].projects[k].period.start:diffD(.end,month):ifNE(0):show(.end):formatD('MM/YYYY'):elseShow()}</text:span></text:span><text:span text:style-name="T5"> </text:span><text:span text:style-name="profile_5f_projects-history_5f_project-header"><text:span text:style-name="T4">{d[i].projects[k].project_name}</text:span></text:span><text:span text:style-name="profile_5f_template_5f_code"><text:span text:style-name="T4">{d[i].projects[k].customer:ifNE</text:span></text:span><text:span text:style-name="profile_5f_template_5f_code"><text:span text:style-name="T6">M</text:span></text:span><text:span text:style-name="profile_5f_template_5f_code"><text:span text:style-name="T4">():showBegin()}</text:span></text:span><text:span text:style-name="profile_5f_projects-history_5f_project-header"><text:span text:style-name="T4"> | {d[i].projects[k].customer}</text:span></text:span><text:span text:style-name="profile_5f_template_5f_code"><text:span text:style-name="T4">{d[i].projects[k].customer:show</text:span></text:span><text:span text:style-name="profile_5f_template_5f_code"><text:span text:style-name="T6">End</text:span></text:span><text:span text:style-name="profile_5f_template_5f_code"><text:span text:style-name="T4">()}</text:span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2">{d[i].projects[k].technologies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6">{d[i].projects[k].team_size.min}{d[i].projects[k].team_size.min:ifNE(.<text:span text:style-name="T8">max</text:span>):show('-'):elseShow()}{d[i].projects[k].team_size.min:ifNE(.<text:span text:style-name="T7">max</text:span>):show(.max):elseShow()}</text:p>
          </table:table-cell>
        </table:table-row>
      </table:table>
      <text:p text:style-name="Standard"/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5">Stand <text:span text:style-name="T10">10</text:span>. <text:span text:style-name="T9">August</text:span>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7H52M41S</meta:editing-duration>
    <meta:editing-cycles>903</meta:editing-cycles>
    <meta:generator>LibreOffice/24.2.2.2$Windows_X86_64 LibreOffice_project/d56cc158d8a96260b836f100ef4b4ef25d6f1a01</meta:generator>
    <dc:date>2024-08-10T19:19:27.815000000</dc:date>
    <meta:print-date>2024-07-19T00:51:26.097000000</meta:print-date>
    <meta:printed-by>PDF files</meta:printed-by>
    <meta:document-statistic meta:table-count="1" meta:image-count="0" meta:object-count="0" meta:page-count="1" meta:paragraph-count="15" meta:word-count="25" meta:character-count="851" meta:non-whitespace-character-count="840"/>
  </office:meta>
</office:document-meta>
</file>